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7632" officeooo:paragraph-rsid="000f7632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f7632" officeooo:paragraph-rsid="000f763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7632" officeooo:paragraph-rsid="000f763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f7632" officeooo:paragraph-rsid="000f7632" style:font-weight-asian="bold" style:font-weight-complex="bold"/>
    </style:style>
    <style:style style:name="P5" style:family="paragraph" style:parent-style-name="Standard">
      <style:text-properties fo:font-size="12pt" style:text-underline-style="none" fo:font-weight="bold" officeooo:rsid="000f7632" officeooo:paragraph-rsid="000fbdd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1pt" style:text-underline-style="none" fo:font-weight="normal" officeooo:rsid="000f7632" officeooo:paragraph-rsid="000f7632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normal" officeooo:rsid="000fbddd" officeooo:paragraph-rsid="000fbddd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bold" officeooo:rsid="000fbddd" officeooo:paragraph-rsid="000fbddd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none" fo:font-weight="bold" officeooo:rsid="000fbddd" officeooo:paragraph-rsid="000fbddd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size="11pt" style:text-underline-style="none" fo:font-weight="bold" officeooo:rsid="00100d14" officeooo:paragraph-rsid="00100d14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00d14" officeooo:paragraph-rsid="00100d14" style:font-size-asian="9.60000038146973pt" style:font-weight-asian="bold" style:font-size-complex="11pt" style:font-weight-complex="bold"/>
    </style:style>
    <style:style style:name="P12" style:family="paragraph" style:parent-style-name="Table_20_Contents">
      <style:text-properties fo:font-size="11pt" style:font-size-asian="9.60000038146973pt" style:font-size-complex="11pt"/>
    </style:style>
    <style:style style:name="P13" style:family="paragraph" style:parent-style-name="Table_20_Contents">
      <style:text-properties fo:font-size="11pt" officeooo:rsid="000fbddd" officeooo:paragraph-rsid="000fbddd" style:font-size-asian="9.60000038146973pt" style:font-size-complex="11pt"/>
    </style:style>
    <style:style style:name="P14" style:family="paragraph" style:parent-style-name="Table_20_Contents">
      <style:text-properties fo:font-size="11pt" officeooo:rsid="0010e191" officeooo:paragraph-rsid="0010e191" style:font-size-asian="9.60000038146973pt" style:font-size-complex="11pt"/>
    </style:style>
    <style:style style:name="P15" style:family="paragraph" style:parent-style-name="Table_20_Contents">
      <style:text-properties fo:font-size="11pt" officeooo:rsid="0011351b" officeooo:paragraph-rsid="0011351b" style:font-size-asian="9.60000038146973pt" style:font-size-complex="11pt"/>
    </style:style>
    <style:style style:name="P16" style:family="paragraph" style:parent-style-name="Table_20_Contents">
      <style:text-properties fo:font-size="11pt" officeooo:rsid="0011c199" officeooo:paragraph-rsid="0011c199" style:font-size-asian="9.60000038146973pt" style:font-size-complex="11pt"/>
    </style:style>
    <style:style style:name="P17" style:family="paragraph" style:parent-style-name="Table_20_Contents">
      <style:text-properties fo:font-size="11pt" officeooo:rsid="00133718" officeooo:paragraph-rsid="00133718" style:font-size-asian="9.60000038146973pt" style:font-size-complex="11pt"/>
    </style:style>
    <style:style style:name="P18" style:family="paragraph" style:parent-style-name="Table_20_Contents">
      <style:text-properties fo:font-size="11pt" officeooo:rsid="00145bcf" officeooo:paragraph-rsid="00145bcf" style:font-size-asian="9.60000038146973pt" style:font-size-complex="11pt"/>
    </style:style>
    <style:style style:name="P19" style:family="paragraph" style:parent-style-name="Table_20_Contents">
      <style:text-properties fo:font-size="11pt" officeooo:rsid="001497e3" officeooo:paragraph-rsid="001497e3" style:font-size-asian="9.60000038146973pt" style:font-size-complex="11pt"/>
    </style:style>
    <style:style style:name="P20" style:family="paragraph" style:parent-style-name="Table_20_Contents">
      <style:text-properties fo:font-size="11pt" officeooo:rsid="0015b3b3" officeooo:paragraph-rsid="0015b3b3" style:font-size-asian="9.60000038146973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bold" officeooo:rsid="00100d14" officeooo:paragraph-rsid="00100d14" style:font-size-asian="9.60000038146973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1pt" fo:font-weight="bold" officeooo:rsid="0011351b" officeooo:paragraph-rsid="0011351b" style:font-size-asian="9.60000038146973pt" style:font-weight-asian="bold" style:font-size-complex="11pt" style:font-weight-complex="bold"/>
    </style:style>
    <style:style style:name="P23" style:family="paragraph" style:parent-style-name="Table_20_Contents">
      <style:text-properties fo:font-size="12pt" fo:font-weight="bold" officeooo:rsid="000fbddd" officeooo:paragraph-rsid="000fbdd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use-window-font-color="true" fo:font-size="11pt" officeooo:rsid="00133718" officeooo:paragraph-rsid="00133718" style:font-size-asian="9.60000038146973pt" style:font-size-complex="11pt"/>
    </style:style>
    <style:style style:name="P25" style:family="paragraph" style:parent-style-name="Standard" style:list-style-name="L10">
      <style:text-properties fo:font-size="11pt" style:text-underline-style="none" fo:font-weight="normal" officeooo:rsid="00100d14" officeooo:paragraph-rsid="00100d14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13">
      <style:text-properties fo:font-size="11pt" style:text-underline-style="none" fo:font-weight="normal" officeooo:rsid="000fbddd" officeooo:paragraph-rsid="000fbddd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14">
      <style:text-properties fo:font-size="11pt" style:text-underline-style="none" fo:font-weight="normal" officeooo:rsid="000fbddd" officeooo:paragraph-rsid="000fbddd" style:font-size-asian="9.60000038146973pt" style:font-weight-asian="normal" style:font-size-complex="11pt" style:font-weight-complex="normal"/>
    </style:style>
    <style:style style:name="P28" style:family="paragraph" style:parent-style-name="Table_20_Contents" style:list-style-name="L1">
      <style:text-properties fo:font-size="11pt" officeooo:rsid="000fbddd" officeooo:paragraph-rsid="000fbddd" style:font-size-asian="9.60000038146973pt" style:font-size-complex="11pt"/>
    </style:style>
    <style:style style:name="P29" style:family="paragraph" style:parent-style-name="Table_20_Contents" style:list-style-name="L2">
      <style:text-properties fo:font-size="11pt" officeooo:rsid="000fbddd" officeooo:paragraph-rsid="000fbddd" style:font-size-asian="9.60000038146973pt" style:font-size-complex="11pt"/>
    </style:style>
    <style:style style:name="P30" style:family="paragraph" style:parent-style-name="Table_20_Contents" style:list-style-name="L3">
      <style:text-properties fo:font-size="11pt" officeooo:rsid="000fbddd" officeooo:paragraph-rsid="000fbddd" style:font-size-asian="9.60000038146973pt" style:font-size-complex="11pt"/>
    </style:style>
    <style:style style:name="P31" style:family="paragraph" style:parent-style-name="Table_20_Contents" style:list-style-name="L4">
      <style:text-properties fo:font-size="11pt" officeooo:rsid="000fbddd" officeooo:paragraph-rsid="000fbddd" style:font-size-asian="9.60000038146973pt" style:font-size-complex="11pt"/>
    </style:style>
    <style:style style:name="P32" style:family="paragraph" style:parent-style-name="Table_20_Contents" style:list-style-name="L5">
      <style:text-properties fo:font-size="11pt" officeooo:rsid="000fbddd" officeooo:paragraph-rsid="000fbddd" style:font-size-asian="9.60000038146973pt" style:font-size-complex="11pt"/>
    </style:style>
    <style:style style:name="P33" style:family="paragraph" style:parent-style-name="Table_20_Contents" style:list-style-name="L6">
      <style:text-properties fo:font-size="11pt" officeooo:rsid="000fbddd" officeooo:paragraph-rsid="000fbddd" style:font-size-asian="9.60000038146973pt" style:font-size-complex="11pt"/>
    </style:style>
    <style:style style:name="P34" style:family="paragraph" style:parent-style-name="Table_20_Contents" style:list-style-name="L7">
      <style:text-properties fo:font-size="11pt" officeooo:rsid="000fbddd" officeooo:paragraph-rsid="000fbddd" style:font-size-asian="9.60000038146973pt" style:font-size-complex="11pt"/>
    </style:style>
    <style:style style:name="P35" style:family="paragraph" style:parent-style-name="Table_20_Contents" style:list-style-name="L8">
      <style:text-properties fo:font-size="11pt" officeooo:rsid="000fbddd" officeooo:paragraph-rsid="000fbddd" style:font-size-asian="9.60000038146973pt" style:font-size-complex="11pt"/>
    </style:style>
    <style:style style:name="P36" style:family="paragraph" style:parent-style-name="Table_20_Contents" style:list-style-name="L9">
      <style:text-properties fo:font-size="11pt" officeooo:rsid="000fbddd" officeooo:paragraph-rsid="000fbddd" style:font-size-asian="9.60000038146973pt" style:font-size-complex="11pt"/>
    </style:style>
    <style:style style:name="P37" style:family="paragraph" style:parent-style-name="Table_20_Contents" style:list-style-name="L9">
      <style:text-properties fo:font-size="11pt" officeooo:rsid="0010e191" officeooo:paragraph-rsid="0010e191" style:font-size-asian="9.60000038146973pt" style:font-size-complex="11pt"/>
    </style:style>
    <style:style style:name="P38" style:family="paragraph" style:parent-style-name="Table_20_Contents" style:list-style-name="L11">
      <style:text-properties fo:font-size="11pt" officeooo:rsid="0011c199" officeooo:paragraph-rsid="0011c199" style:font-size-asian="9.60000038146973pt" style:font-size-complex="11pt"/>
    </style:style>
    <style:style style:name="P39" style:family="paragraph" style:parent-style-name="Table_20_Contents" style:list-style-name="L11">
      <style:text-properties fo:font-size="11pt" officeooo:rsid="00145bcf" officeooo:paragraph-rsid="00145bcf" style:font-size-asian="9.60000038146973pt" style:font-size-complex="11pt"/>
    </style:style>
    <style:style style:name="P40" style:family="paragraph" style:parent-style-name="Table_20_Contents" style:list-style-name="L12">
      <style:text-properties fo:font-size="11pt" officeooo:rsid="0011351b" officeooo:paragraph-rsid="0011351b" style:font-size-asian="9.60000038146973pt" style:font-size-complex="11pt"/>
    </style:style>
    <style:style style:name="P41" style:family="paragraph" style:parent-style-name="Table_20_Contents">
      <style:text-properties fo:font-size="11pt" officeooo:rsid="0016c583" officeooo:paragraph-rsid="0016c583" style:font-size-asian="9.60000038146973pt" style:font-size-complex="11pt"/>
    </style:style>
    <style:style style:name="P42" style:family="paragraph" style:parent-style-name="Table_20_Contents" style:list-style-name="L2">
      <style:text-properties fo:font-size="11pt" officeooo:rsid="0016c583" officeooo:paragraph-rsid="0016c583" style:font-size-asian="9.60000038146973pt" style:font-size-complex="11pt"/>
    </style:style>
    <style:style style:name="T1" style:family="text">
      <style:text-properties officeooo:rsid="00100d14"/>
    </style:style>
    <style:style style:name="T2" style:family="text">
      <style:text-properties officeooo:rsid="0010e191"/>
    </style:style>
    <style:style style:name="T3" style:family="text">
      <style:text-properties fo:color="#ce181e"/>
    </style:style>
    <style:style style:name="T4" style:family="text">
      <style:text-properties officeooo:rsid="00145bcf"/>
    </style:style>
    <style:style style:name="T5" style:family="text">
      <style:text-properties officeooo:rsid="001497e3"/>
    </style:style>
    <style:style style:name="T6" style:family="text">
      <style:text-properties officeooo:rsid="0016f7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A Employees Welfare Management System</text:p>
      <text:p text:style-name="P1"/>
      <text:p text:style-name="P3">Financial Modul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ain Heads / Categories</text:p>
          </table:table-cell>
          <table:table-cell table:style-name="Table1.B1" office:value-type="string">
            <text:p text:style-name="P23">Sub Heads/ Sub Categories</text:p>
          </table:table-cell>
        </table:table-row>
        <table:table-row>
          <table:table-cell table:style-name="Table1.A2" office:value-type="string">
            <text:p text:style-name="P13">Fund</text:p>
          </table:table-cell>
          <table:table-cell table:style-name="Table1.B2" office:value-type="string">
            <text:list xml:id="list1811976434" text:style-name="L1">
              <text:list-item>
                <text:p text:style-name="P28">Fund</text:p>
              </text:list-item>
            </text:list>
          </table:table-cell>
        </table:table-row>
        <table:table-row>
          <table:table-cell table:style-name="Table1.A2" office:value-type="string">
            <text:p text:style-name="P41">Surplus/Deficit</text:p>
          </table:table-cell>
          <table:table-cell table:style-name="Table1.B2" office:value-type="string">
            <text:list xml:id="list3227000980" text:style-name="L2">
              <text:list-item>
                <text:p text:style-name="P42">Surplus/deficit</text:p>
              </text:list-item>
            </text:list>
          </table:table-cell>
        </table:table-row>
        <table:table-row>
          <table:table-cell table:style-name="Table1.A2" office:value-type="string">
            <text:p text:style-name="P13">Assets</text:p>
          </table:table-cell>
          <table:table-cell table:style-name="Table1.B2" office:value-type="string">
            <text:list xml:id="list25315863210365" text:continue-numbering="true" text:style-name="L2">
              <text:list-item>
                <text:p text:style-name="P29">Property, plant and equipment</text:p>
              </text:list-item>
              <text:list-item>
                <text:p text:style-name="P29">Other assets</text:p>
              </text:list-item>
            </text:list>
          </table:table-cell>
        </table:table-row>
        <table:table-row>
          <table:table-cell table:style-name="Table1.A2" office:value-type="string">
            <text:p text:style-name="P13">Liabilities</text:p>
          </table:table-cell>
          <table:table-cell table:style-name="Table1.B2" office:value-type="string">
            <text:list xml:id="list1335905531" text:style-name="L3">
              <text:list-item>
                <text:p text:style-name="P30">Accrued expenses</text:p>
              </text:list-item>
              <text:list-item>
                <text:p text:style-name="P30">Other liabilities</text:p>
              </text:list-item>
            </text:list>
          </table:table-cell>
        </table:table-row>
        <table:table-row>
          <table:table-cell table:style-name="Table1.A2" office:value-type="string">
            <text:p text:style-name="P13">Revenues</text:p>
          </table:table-cell>
          <table:table-cell table:style-name="Table1.B2" office:value-type="string">
            <text:list xml:id="list886416013" text:style-name="L4">
              <text:list-item>
                <text:p text:style-name="P31">Income on investments</text:p>
              </text:list-item>
              <text:list-item>
                <text:p text:style-name="P31">Other income</text:p>
              </text:list-item>
            </text:list>
          </table:table-cell>
        </table:table-row>
        <table:table-row>
          <table:table-cell table:style-name="Table1.A2" office:value-type="string">
            <text:p text:style-name="P13">Expenses</text:p>
          </table:table-cell>
          <table:table-cell table:style-name="Table1.B2" office:value-type="string">
            <text:list xml:id="list656477554" text:style-name="L5">
              <text:list-item>
                <text:p text:style-name="P32">Miscellaneous expenses</text:p>
              </text:list-item>
              <text:list-item>
                <text:p text:style-name="P32">Bank charges</text:p>
              </text:list-item>
              <text:list-item>
                <text:p text:style-name="P32">Taxes</text:p>
              </text:list-item>
              <text:list-item>
                <text:p text:style-name="P32">FED</text:p>
              </text:list-item>
            </text:list>
          </table:table-cell>
        </table:table-row>
        <table:table-row>
          <table:table-cell table:style-name="Table1.A2" office:value-type="string">
            <text:p text:style-name="P13">Banks</text:p>
          </table:table-cell>
          <table:table-cell table:style-name="Table1.B2" office:value-type="string">
            <text:list xml:id="list774107203" text:style-name="L6">
              <text:list-item>
                <text:p text:style-name="P33">Bank1</text:p>
              </text:list-item>
              <text:list-item>
                <text:p text:style-name="P33">Bank2 ……..</text:p>
              </text:list-item>
            </text:list>
          </table:table-cell>
        </table:table-row>
        <table:table-row>
          <table:table-cell table:style-name="Table1.A2" office:value-type="string">
            <text:p text:style-name="P13">Cash</text:p>
          </table:table-cell>
          <table:table-cell table:style-name="Table1.B2" office:value-type="string">
            <text:list xml:id="list746269285" text:style-name="L7">
              <text:list-item>
                <text:p text:style-name="P34">Cash in hand</text:p>
              </text:list-item>
              <text:list-item>
                <text:p text:style-name="P34">Imprest </text:p>
              </text:list-item>
            </text:list>
          </table:table-cell>
        </table:table-row>
        <table:table-row>
          <table:table-cell table:style-name="Table1.A2" office:value-type="string">
            <text:p text:style-name="P13">Investments</text:p>
          </table:table-cell>
          <table:table-cell table:style-name="Table1.B2" office:value-type="string">
            <text:list xml:id="list141680681" text:style-name="L8">
              <text:list-item>
                <text:p text:style-name="P35">Investment1</text:p>
              </text:list-item>
              <text:list-item>
                <text:p text:style-name="P35">Investment2 ……..</text:p>
              </text:list-item>
            </text:list>
          </table:table-cell>
        </table:table-row>
        <table:table-row>
          <table:table-cell table:style-name="Table1.A2" office:value-type="string">
            <text:p text:style-name="P13">Employees Accounts</text:p>
          </table:table-cell>
          <table:table-cell table:style-name="Table1.B2" office:value-type="string">
            <text:list xml:id="list40435106" text:style-name="L9">
              <text:list-item>
                <text:p text:style-name="P36">CAA No: 3504</text:p>
              </text:list-item>
              <text:list-item>
                <text:p text:style-name="P36">CAA No: 3505 …….</text:p>
              </text:list-item>
            </text:list>
          </table:table-cell>
        </table:table-row>
        <table:table-row>
          <table:table-cell table:style-name="Table1.A2" office:value-type="string">
            <text:p text:style-name="P14">Party Accounts</text:p>
          </table:table-cell>
          <table:table-cell table:style-name="Table1.B2" office:value-type="string">
            <text:list xml:id="list25316529995426" text:continue-numbering="true" text:style-name="L9">
              <text:list-item>
                <text:p text:style-name="P37">Party1</text:p>
              </text:list-item>
              <text:list-item>
                <text:p text:style-name="P37">Party2 ……..</text:p>
              </text:list-item>
            </text:list>
          </table:table-cell>
        </table:table-row>
      </table:table>
      <text:p text:style-name="P6"/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9">Issues to resolve</text:p>
          </table:table-cell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11">Problems</text:p>
          </table:table-cell>
          <table:table-cell table:style-name="Table2.B2" table:number-columns-spanned="2" office:value-type="string">
            <text:p text:style-name="P21">Solutions</text:p>
          </table:table-cell>
          <table:covered-table-cell/>
        </table:table-row>
        <table:table-row>
          <table:covered-table-cell/>
          <table:table-cell table:style-name="Table2.B20" office:value-type="string">
            <text:p text:style-name="P22">Structure</text:p>
          </table:table-cell>
          <table:table-cell table:style-name="Table2.C20" office:value-type="string">
            <text:p text:style-name="P22">Explanation</text:p>
          </table:table-cell>
        </table:table-row>
        <table:table-row>
          <table:table-cell table:style-name="Table2.A20" office:value-type="string">
            <text:p text:style-name="P10">Database levels for accounts:</text:p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0" office:value-type="string">
            <text:list xml:id="list1920762607" text:style-name="L10">
              <text:list-item>
                <text:p text:style-name="P25">Collections and documents <text:span text:style-name="T2">levels</text:span></text:p>
              </text:list-item>
            </text:list>
          </table:table-cell>
          <table:table-cell table:style-name="Table2.B20" office:value-type="string">
            <text:p text:style-name="P15">Collections (for employees):</text:p>
            <text:list xml:id="list44805949" text:style-name="L11">
              <text:list-item>
                <text:p text:style-name="P38">employeescol</text:p>
              </text:list-item>
            </text:list>
            <text:p text:style-name="P15">Collections (for accounts):</text:p>
            <text:list xml:id="list25315239665509" text:continue-numbering="true" text:style-name="L11">
              <text:list-item>
                <text:p text:style-name="P39">One for each main category</text:p>
              </text:list-item>
            </text:list>
            <text:p text:style-name="P15">Collections (for vouchers):</text:p>
            <text:list xml:id="list221075437" text:style-name="L12">
              <text:list-item>
                <text:p text:style-name="P40">vouchers</text:p>
              </text:list-item>
            </text:list>
          </table:table-cell>
          <table:table-cell table:style-name="Table2.C20" office:value-type="string">
            <text:p text:style-name="P18">Single document to be created for each main category <text:span text:style-name="T5">collection</text:span> with mainaccountnumber and categoryname fields.</text:p>
            <text:p text:style-name="P19">One document of each subaccount to be created after selection of main category in the main category collection with category,categorynumber,subaccountnumber and subaccountname fields.</text:p>
            <text:p text:style-name="P16"><text:soft-page-break/>Single document to be created/ updated for each sub account (shown in list on accounting entry screen filtered according to main category) <text:span text:style-name="T4">with category, accountnumber and accountname fields.</text:span></text:p>
            <text:p text:style-name="P16">Employees accounts to be called from employees collection </text:p>
            <text:p text:style-name="P24">[<text:span text:style-name="T3">Remove disbursement and recovery collections and link employee transactions to vouchers collection</text:span>]</text:p>
            <text:p text:style-name="P24"/>
          </table:table-cell>
        </table:table-row>
        <table:table-row>
          <table:table-cell table:style-name="Table2.A20" office:value-type="string">
            <text:list xml:id="list25315670505644" text:continue-list="list1920762607" text:style-name="L10">
              <text:list-item>
                <text:p text:style-name="P25">Avoid unnecessary searching</text:p>
              </text:list-item>
            </text:list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7">Search sub-account on the basis of category selected earlier</text:p>
          </table:table-cell>
        </table:table-row>
        <table:table-row>
          <table:table-cell table:style-name="Table2.A20" office:value-type="string">
            <text:list xml:id="list25315603996245" text:continue-numbering="true" text:style-name="L10">
              <text:list-item>
                <text:p text:style-name="P25">Documents to be interlinked</text:p>
              </text:list-item>
            </text:list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9">Voucher # to be the linking id.</text:p>
          </table:table-cell>
        </table:table-row>
        <table:table-row>
          <table:table-cell table:style-name="Table2.A20" office:value-type="string">
            <text:p text:style-name="P8">Accounts numbering:</text:p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0" office:value-type="string">
            <text:list xml:id="list4019440302" text:style-name="L13">
              <text:list-item>
                <text:p text:style-name="P26">Category-wise numbering</text:p>
              </text:list-item>
            </text:list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9">To be hard-coded in database</text:p>
          </table:table-cell>
        </table:table-row>
        <table:table-row>
          <table:table-cell table:style-name="Table2.A20" office:value-type="string">
            <text:list xml:id="list25316790212164" text:continue-numbering="true" text:style-name="L13">
              <text:list-item>
                <text:p text:style-name="P26">Sub-category-wise numbering</text:p>
              </text:list-item>
            </text:list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9">Generated on the basis of main category number and last generated subcategory number.</text:p>
          </table:table-cell>
        </table:table-row>
        <table:table-row>
          <table:table-cell table:style-name="Table2.A20" office:value-type="string">
            <text:p text:style-name="P8">Accounting entries:</text:p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0" office:value-type="string">
            <text:list xml:id="list457909325" text:style-name="L14">
              <text:list-item>
                <text:p text:style-name="P27">Voucher numbers <text:span text:style-name="T1">(tracking id)</text:span></text:p>
              </text:list-item>
            </text:list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7">Various documents to be created in vouchers collection with same voucher number and [<text:span text:style-name="T6">date,categoryname,</text:span>subaccountname,debitamount or creditamount] fields.</text:p>
          </table:table-cell>
        </table:table-row>
        <table:table-row>
          <table:table-cell table:style-name="Table2.A20" office:value-type="string">
            <text:list xml:id="list25316846652833" text:continue-numbering="true" text:style-name="L14">
              <text:list-item>
                <text:p text:style-name="P27">Multiple <text:span text:style-name="T1">accounts to hit</text:span></text:p>
              </text:list-item>
            </text:list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7">Add account button to add new row with main category selection list.</text:p>
            <text:p text:style-name="P18">Subcategory list to be updated according to maincategory.</text:p>
            <text:p text:style-name="P18">Debit or credit option in each row.</text:p>
            <text:p text:style-name="P20">Amount entry field to appear in each row.</text:p>
            <text:p text:style-name="P20">Use exec() function for creating new variables automatically.</text:p>
          </table:table-cell>
        </table:table-row>
        <table:table-row>
          <table:table-cell table:style-name="Table2.A20" office:value-type="string">
            <text:list xml:id="list25315937761270" text:continue-numbering="true" text:style-name="L14">
              <text:list-item>
                <text:p text:style-name="P27">Debit credit balance check</text:p>
              </text:list-item>
            </text:list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20">Sum all debits and all credits through variables generated by exec() function above.</text:p>
          </table:table-cell>
        </table:table-row>
        <table:table-row>
          <table:table-cell table:style-name="Table2.A20" office:value-type="string">
            <text:p text:style-name="P12"/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0" office:value-type="string">
            <text:p text:style-name="P12"/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0" office:value-type="string">
            <text:p text:style-name="P12"/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0" office:value-type="string">
            <text:p text:style-name="P12"/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0" office:value-type="string">
            <text:p text:style-name="P12"/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ext:soft-page-break/>
        <table:table-row>
          <table:table-cell table:style-name="Table2.A20" office:value-type="string">
            <text:p text:style-name="P12"/>
          </table:table-cell>
          <table:table-cell table:style-name="Table2.B20" office:value-type="string">
            <text:p text:style-name="P12"/>
          </table:table-cell>
          <table:table-cell table:style-name="Table2.C20" office:value-type="string">
            <text:p text:style-name="P12"/>
          </table:table-cell>
        </table:table-row>
        <table:table-row>
          <table:table-cell table:style-name="Table2.A21" office:value-type="string">
            <text:p text:style-name="P12"/>
          </table:table-cell>
          <table:table-cell table:style-name="Table2.B21" office:value-type="string">
            <text:p text:style-name="P12"/>
          </table:table-cell>
          <table:table-cell table:style-name="Table2.C21" office:value-type="string">
            <text:p text:style-name="P12"/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3:44:04.665874048</meta:creation-date>
    <dc:date>2020-02-25T02:53:14.993031684</dc:date>
    <meta:editing-duration>PT5H12M5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3" meta:paragraph-count="75" meta:word-count="355" meta:character-count="2326" meta:non-whitespace-character-count="2077"/>
  </office:meta>
</office:document-meta>
</file>